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a08c7"/>
    </style:style>
    <style:style style:name="P2" style:family="paragraph" style:parent-style-name="Preformatted_20_Text">
      <style:paragraph-properties fo:orphans="1" style:writing-mode="lr-tb"/>
      <style:text-properties officeooo:paragraph-rsid="000a08c7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a08c7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0a08c7"/>
    </style:style>
    <style:style style:name="P5" style:family="paragraph" style:parent-style-name="Text_20_body">
      <style:paragraph-properties fo:orphans="1"/>
      <style:text-properties officeooo:paragraph-rsid="000a08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Solving the Nonlinear Wave Equation for Prime Residue Evolution</text:span></text:p>
      <text:p text:style-name="P2"/>
      <text:p text:style-name="P2"><text:span text:style-name="Source_20_Text">from scipy.integrate import solve_ivp</text:span></text:p>
      <text:p text:style-name="P2"/>
      <text:p text:style-name="P2"><text:span text:style-name="Source_20_Text"># Define the wave equation governing prime residue density evolution</text:span></text:p>
      <text:p text:style-name="P2"><text:span text:style-name="Source_20_Text">def prime_wave_equation(t, y, c, k):</text:span></text:p>
      <text:p text:style-name="P2"><text:span text:style-name="Source_20_Text"><text:s text:c="4"/>"""Nonlinear wave equation for prime residue density."""</text:span></text:p>
      <text:p text:style-name="P2"><text:span text:style-name="Source_20_Text"><text:s text:c="4"/>dydt = np.zeros_like(y)</text:span></text:p>
      <text:p text:style-name="P2"><text:span text:style-name="Source_20_Text"><text:s text:c="4"/>dydt[1:-1] = c**2 * (y[:-2] - 2 * y[1:-1] + y[2:]) - k**2 * y[1:-1] <text:s/># Discrete Laplacian with wave interaction</text:span></text:p>
      <text:p text:style-name="P2"><text:span text:style-name="Source_20_Text"><text:s text:c="4"/>return dydt</text:span></text:p>
      <text:p text:style-name="P2"/>
      <text:p text:style-name="P2"><text:span text:style-name="Source_20_Text"># Initial conditions: Use prime residue densities as initial state</text:span></text:p>
      <text:p text:style-name="P2"><text:span text:style-name="Source_20_Text">initial_state = np.array(mod_3_residues, dtype=np.float64)</text:span></text:p>
      <text:p text:style-name="P2"/>
      <text:p text:style-name="P2"><text:span text:style-name="Source_20_Text"># Set wave equation parameters</text:span></text:p>
      <text:p text:style-name="P2"><text:span text:style-name="Source_20_Text">c = 1.0 <text:s/># Wave propagation speed</text:span></text:p>
      <text:p text:style-name="P2"><text:span text:style-name="Source_20_Text">k = 2.0 <text:s/># Wave number</text:span></text:p>
      <text:p text:style-name="P2"/>
      <text:p text:style-name="P2"><text:span text:style-name="Source_20_Text"># Solve the wave equation over time</text:span></text:p>
      <text:p text:style-name="P2"><text:span text:style-name="Source_20_Text">time_span = (0, 10) <text:s/># Time evolution range</text:span></text:p>
      <text:p text:style-name="P2"><text:span text:style-name="Source_20_Text">time_eval = np.linspace(0, 10, 100) <text:s/># Discretized time points</text:span></text:p>
      <text:p text:style-name="P2"/>
      <text:p text:style-name="P2"><text:span text:style-name="Source_20_Text">solution = solve_ivp(prime_wave_equation, time_span, initial_state, args=(c, k), t_eval=time_eval, method="RK45")</text:span></text:p>
      <text:p text:style-name="P2"/>
      <text:p text:style-name="P2"><text:span text:style-name="Source_20_Text"># Plot wave evolution over time</text:span></text:p>
      <text:p text:style-name="P2"><text:span text:style-name="Source_20_Text">plt.figure(figsize=(8, 4))</text:span></text:p>
      <text:p text:style-name="P2"><text:span text:style-name="Source_20_Text">plt.imshow(solution.y, aspect='auto', cmap='coolwarm', extent=[0, 10, 0, len(initial_state)])</text:span></text:p>
      <text:p text:style-name="P2"><text:span text:style-name="Source_20_Text">plt.colorbar(label="Prime Residue Density")</text:span></text:p>
      <text:p text:style-name="P2"><text:span text:style-name="Source_20_Text">plt.title("Time Evolution of Prime Residue Wave Function")</text:span></text:p>
      <text:p text:style-name="P2"><text:span text:style-name="Source_20_Text">plt.xlabel("Time")</text:span></text:p>
      <text:p text:style-name="P2"><text:span text:style-name="Source_20_Text">plt.ylabel("Residue Position")</text:span></text:p>
      <text:p text:style-name="P2"><text:span text:style-name="Source_20_Text">plt.show()</text:span></text:p>
      <text:p text:style-name="P2"/>
      <text:p text:style-name="P2"><text:span text:style-name="Source_20_Text"># Compute wave stability metric</text:span></text:p>
      <text:p text:style-name="P2"><text:span text:style-name="Source_20_Text">wave_stability = np.var(solution.y[:, -1]) <text:s/># Variance of final state to check stability</text:span></text:p>
      <text:p text:style-name="P2"/>
      <text:p text:style-name="P2"><text:span text:style-name="Source_20_Text"># Return wave stability measurement</text:span></text:p>
      <text:p text:style-name="P3"><text:span text:style-name="Source_20_Text">wave_stability</text:span></text:p>
      <text:p text:style-name="P5">Result</text:p>
      <text:p text:style-name="P4">0.05020510704218339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23:21:09.456246696</meta:creation-date>
    <dc:date>2025-02-08T23:21:49.263897710</dc:date>
    <meta:editing-duration>PT40S</meta:editing-duration>
    <meta:editing-cycles>1</meta:editing-cycles>
    <meta:document-statistic meta:table-count="0" meta:image-count="0" meta:object-count="0" meta:page-count="1" meta:paragraph-count="31" meta:word-count="181" meta:character-count="1387" meta:non-whitespace-character-count="1215"/>
    <meta:generator>LibreOffice/24.2.7.2$Linux_X86_64 LibreOffice_project/420$Build-2</meta:generator>
  </office:meta>
</office:document-meta>
</file>